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d.setCard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d.setCard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d.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d.Card( String id , String attr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r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d.setNewContext( boolean new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